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0.64pt"/>
    </style:style>
    <style:style style:name="co3" style:family="table-column">
      <style:table-column-properties fo:break-before="auto" style:column-width="137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Valor de</text:p>
          </table:table-cell>
          <table:table-cell/>
          <table:table-cell table:style-name="ce1" office:value-type="string" calcext:value-type="string">
            <text:p>Medida</text:p>
          </table:table-cell>
          <table:table-cell table:style-name="ce1" office:value-type="string" calcext:value-type="string">
            <text:p>Tasa Fija Uniforme TFU</text:p>
          </table:table-cell>
          <table:table-cell/>
          <table:table-cell office:value-type="string" calcext:value-type="string">
            <text:p>Nota: n_th root of a = a^(1/n)</text:p>
          </table:table-cell>
        </table:table-row>
        <table:table-row table:style-name="ro1">
          <table:table-cell/>
          <table:table-cell office:value-type="string" calcext:value-type="string">
            <text:p>Costo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pesos</text:p>
          </table:table-cell>
          <table:table-cell table:number-columns-repeated="2"/>
          <table:table-cell office:value-type="string" calcext:value-type="string">
            <text:p>Fuente</text:p>
          </table:table-cell>
        </table:table-row>
        <table:table-row table:style-name="ro1">
          <table:table-cell/>
          <table:table-cell office:value-type="string" calcext:value-type="string">
            <text:p>Desecho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esos</text:p>
          </table:table-cell>
          <table:table-cell table:formula="of:=(1- POWER([.C4]/[.C3]; (1/[.C5])))" office:value-type="float" office:value="0.491867251845385" calcext:value-type="float">
            <text:p>0.491867251845385</text:p>
          </table:table-cell>
          <table:table-cell/>
          <table:table-cell office:value-type="string" calcext:value-type="string">
            <text:p>https://www.solocontabilidad.com/depreciacion-y-agotamiento/metodo-de-tasa-fija-uniforme</text:p>
          </table:table-cell>
        </table:table-row>
        <table:table-row table:style-name="ro1">
          <table:table-cell/>
          <table:table-cell office:value-type="string" calcext:value-type="string">
            <text:p>Vida Uti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ños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 = TFU (VN)</text:p>
          </table:table-cell>
          <table:table-cell table:number-columns-repeated="2"/>
          <table:table-cell table:formula="of:=[.E4] * [.C3]" office:value-type="float" office:value="3689.00438884039" calcext:value-type="float">
            <text:p>3689.00438884039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Cuadro De Depreciacion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ño</text:p>
          </table:table-cell>
          <table:table-cell office:value-type="string" calcext:value-type="string">
            <text:p>Depreciacion</text:p>
          </table:table-cell>
          <table:table-cell office:value-type="string" calcext:value-type="string">
            <text:p>Acumulado</text:p>
          </table:table-cell>
          <table:table-cell office:value-type="string" calcext:value-type="string">
            <text:p>Neto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E6]*[.B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7500" calcext:value-type="float">
            <text:p>75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E13]*[.E4]" office:value-type="float" office:value="3689.00438884039" calcext:value-type="float">
            <text:p>3689.00438884039</text:p>
          </table:table-cell>
          <table:table-cell table:formula="of:=[.C13]+[.C14]" office:value-type="float" office:value="3689.00438884039" calcext:value-type="float">
            <text:p>3689.00438884039</text:p>
          </table:table-cell>
          <table:table-cell table:formula="of:=[.E13]-[.D14]" office:value-type="float" office:value="3810.99561115961" calcext:value-type="float">
            <text:p>3810.9956111596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E14]*[.E4]" office:value-type="float" office:value="1874.5039380559" calcext:value-type="float">
            <text:p>1874.5039380559</text:p>
          </table:table-cell>
          <table:table-cell table:formula="of:=[.C14]+[.C15]" office:value-type="float" office:value="5563.50832689629" calcext:value-type="float">
            <text:p>5563.50832689629</text:p>
          </table:table-cell>
          <table:table-cell table:formula="of:=[.E13]-[.D15]" office:value-type="float" office:value="1936.49167310371" calcext:value-type="float">
            <text:p>1936.4916731037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E14]*[.E4]" office:value-type="float" office:value="1874.5039380559" calcext:value-type="float">
            <text:p>1874.5039380559</text:p>
          </table:table-cell>
          <table:table-cell table:formula="of:=[.C15]+[.C16]" office:value-type="float" office:value="3749.0078761118" calcext:value-type="float">
            <text:p>3749.0078761118</text:p>
          </table:table-cell>
          <table:table-cell table:formula="of:=[.E14]-[.D16]" office:value-type="float" office:value="61.9877350478064" calcext:value-type="float">
            <text:p>61.987735047806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9T07:38:49.337446483</meta:creation-date>
    <dc:date>2021-03-19T08:03:56.889357653</dc:date>
    <meta:editing-duration>PT2M45S</meta:editing-duration>
    <meta:editing-cycles>4</meta:editing-cycles>
    <meta:generator>LibreOffice/6.1.5.2$Linux_X86_64 LibreOffice_project/10$Build-2</meta:generator>
    <meta:document-statistic meta:table-count="1" meta:cell-count="39" meta:object-count="0"/>
  </office:meta>
</office:document-meta>
</file>